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rsid="00328945" officeooo:paragraph-rsid="000211e6" style:font-size-asian="12pt" style:font-size-complex="12pt"/>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30a85" officeooo:paragraph-rsid="00037e6d" style:font-size-asian="12pt" style:font-size-complex="12pt"/>
    </style:style>
    <style:style style:name="P5" style:family="paragraph" style:parent-style-name="Standard">
      <style:text-properties style:font-name="Arial Narrow" fo:font-size="12pt" officeooo:rsid="00030a85" officeooo:paragraph-rsid="000211e6" style:font-size-asian="12pt" style:font-size-complex="12pt"/>
    </style:style>
    <style:style style:name="P6" style:family="paragraph" style:parent-style-name="Standard">
      <style:text-properties style:font-name="Arial Narrow" fo:font-size="12pt" officeooo:rsid="00050241" officeooo:paragraph-rsid="00050241" style:font-size-asian="12pt" style:font-size-complex="12pt"/>
    </style:style>
    <style:style style:name="P7" style:family="paragraph" style:parent-style-name="Standard">
      <style:text-properties style:font-name="Arial Narrow" fo:font-size="12pt" officeooo:rsid="0006d9fd" officeooo:paragraph-rsid="0006d9fd" style:font-size-asian="12pt" style:font-size-complex="12pt"/>
    </style:style>
    <style:style style:name="P8" style:family="paragraph" style:parent-style-name="Standard">
      <style:text-properties style:font-name="Arial Narrow" fo:font-size="12pt" fo:font-weight="normal" officeooo:rsid="00099a28" officeooo:paragraph-rsid="0006d9fd" style:font-size-asian="12pt" style:font-weight-asian="normal" style:font-size-complex="12pt" style:font-weight-complex="normal"/>
    </style:style>
    <style:style style:name="P9" style:family="paragraph" style:parent-style-name="Standard">
      <style:text-properties style:font-name="Arial Narrow" fo:font-size="10pt" officeooo:paragraph-rsid="000211e6" style:font-size-asian="10pt" style:font-size-complex="10pt"/>
    </style:style>
    <style:style style:name="P10" style:family="paragraph" style:parent-style-name="Standard">
      <style:text-properties officeooo:paragraph-rsid="000211e6"/>
    </style:style>
    <style:style style:name="P11" style:family="paragraph" style:parent-style-name="Standard">
      <style:paragraph-properties fo:text-align="center" style:justify-single-word="false"/>
      <style:text-properties fo:font-size="11pt" officeooo:rsid="00037e6d" officeooo:paragraph-rsid="00050241" style:font-size-asian="11pt" style:font-size-complex="11pt"/>
    </style:style>
    <style:style style:name="P12" style:family="paragraph" style:parent-style-name="Standard">
      <style:text-properties fo:font-size="12pt" officeooo:rsid="00050241" officeooo:paragraph-rsid="00050241" style:font-size-asian="12pt" style:font-size-complex="12pt"/>
    </style:style>
    <style:style style:name="P13" style:family="paragraph" style:parent-style-name="Standard">
      <style:text-properties officeooo:paragraph-rsid="0006d9fd"/>
    </style:style>
    <style:style style:name="P14" style:family="paragraph" style:parent-style-name="Title">
      <style:text-properties fo:font-size="14pt" officeooo:paragraph-rsid="000211e6" style:font-size-asian="14pt" style:font-size-complex="14pt"/>
    </style:style>
    <style:style style:name="P15" style:family="paragraph" style:parent-style-name="Standard">
      <style:text-properties style:font-name="Arial Narrow" fo:font-size="12pt" officeooo:paragraph-rsid="000211e6" style:font-size-asian="12pt" style:font-size-complex="12pt"/>
    </style:style>
    <style:style style:name="P16" style:family="paragraph" style:parent-style-name="Standard">
      <style:text-properties style:font-name="Arial Narrow" fo:font-size="12pt" officeooo:paragraph-rsid="000a40f7" style:font-size-asian="12pt" style:font-size-complex="12pt"/>
    </style:style>
    <style:style style:name="P17" style:family="paragraph" style:parent-style-name="Standard">
      <style:text-properties style:font-name="Arial Narrow" fo:font-size="12pt" officeooo:rsid="0006d9fd" officeooo:paragraph-rsid="0006d9fd"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6d9fd" style:font-weight-asian="bold" style:font-weight-complex="bold"/>
    </style:style>
    <style:style style:name="T3" style:family="text">
      <style:text-properties style:font-name="Arial Narrow"/>
    </style:style>
    <style:style style:name="T4" style:family="text">
      <style:text-properties style:font-name="Arial Narrow" fo:font-size="12pt" style:font-size-asian="12pt" style:font-size-complex="12pt"/>
    </style:style>
    <style:style style:name="T5" style:family="text">
      <style:text-properties style:font-name="Arial Narrow" fo:font-size="12pt" officeooo:rsid="00135438" style:font-size-asian="12pt" style:font-size-complex="12pt"/>
    </style:style>
    <style:style style:name="T6" style:family="text">
      <style:text-properties style:font-name="Arial Narrow" fo:font-size="12pt" officeooo:rsid="0031a2a0" style:font-size-asian="12pt" style:font-size-complex="12pt"/>
    </style:style>
    <style:style style:name="T7" style:family="text">
      <style:text-properties style:font-name="Arial Narrow" fo:font-size="12pt" officeooo:rsid="003b7537" style:font-size-asian="12pt" style:font-size-complex="12pt"/>
    </style:style>
    <style:style style:name="T8" style:family="text">
      <style:text-properties style:font-name="Arial Narrow" fo:font-size="12pt" officeooo:rsid="000df68d" style:font-size-asian="12pt" style:font-size-complex="12pt"/>
    </style:style>
    <style:style style:name="T9" style:family="text">
      <style:text-properties style:font-name="Arial Narrow" fo:font-size="12pt" officeooo:rsid="00030a85" style:font-size-asian="12pt" style:font-size-complex="12pt"/>
    </style:style>
    <style:style style:name="T10" style:family="text">
      <style:text-properties style:font-name="Arial Narrow" fo:font-size="12pt" officeooo:rsid="00037e6d" style:font-size-asian="12pt" style:font-size-complex="12pt"/>
    </style:style>
    <style:style style:name="T11" style:family="text">
      <style:text-properties style:font-name="Arial Narrow" fo:font-size="12pt" officeooo:rsid="00049930" style:font-size-asian="12pt" style:font-size-complex="12pt"/>
    </style:style>
    <style:style style:name="T12" style:family="text">
      <style:text-properties style:font-name="Arial Narrow" fo:font-size="12pt" fo:font-weight="bold" style:font-size-asian="12pt" style:font-weight-asian="bold" style:font-size-complex="12pt" style:font-weight-complex="bold"/>
    </style:style>
    <style:style style:name="T13" style:family="text">
      <style:text-properties style:font-name="Arial Narrow" fo:font-size="12pt" fo:font-weight="bold" officeooo:rsid="003b7537" style:font-size-asian="12pt" style:font-weight-asian="bold" style:font-size-complex="12pt" style:font-weight-complex="bold"/>
    </style:style>
    <style:style style:name="T14" style:family="text">
      <style:text-properties style:font-name="Arial Narrow" fo:font-size="12pt" fo:font-style="italic" officeooo:rsid="0031a2a0" style:font-size-asian="12pt" style:font-style-asian="italic" style:font-size-complex="12pt" style:font-style-complex="italic"/>
    </style:style>
    <style:style style:name="T15" style:family="text">
      <style:text-properties style:font-name="Arial Narrow" fo:font-size="12pt" fo:font-style="italic" officeooo:rsid="00030a85" style:font-size-asian="12pt" style:font-style-asian="italic" style:font-size-complex="12pt" style:font-style-complex="italic"/>
    </style:style>
    <style:style style:name="T16" style:family="text">
      <style:text-properties style:font-name="Arial Narrow" fo:font-size="12pt" fo:font-weight="normal" officeooo:rsid="000861e3" style:font-size-asian="12pt" style:font-weight-asian="normal" style:font-size-complex="12pt" style:font-weight-complex="normal"/>
    </style:style>
    <style:style style:name="T17" style:family="text">
      <style:text-properties style:font-name="Arial Narrow" fo:font-size="12pt" fo:font-weight="normal" officeooo:rsid="00099a28" style:font-size-asian="12pt" style:font-weight-asian="normal" style:font-size-complex="12pt" style:font-weight-complex="normal"/>
    </style:style>
    <style:style style:name="T18" style:family="text">
      <style:text-properties style:font-name="Arial Narrow" officeooo:rsid="00030a85"/>
    </style:style>
    <style:style style:name="T19" style:family="text">
      <style:text-properties style:font-name="Arial Narrow" fo:font-style="italic" style:font-style-asian="italic" style:font-style-complex="italic"/>
    </style:style>
    <style:style style:name="T20" style:family="text">
      <style:text-properties officeooo:rsid="003a4cdd"/>
    </style:style>
    <style:style style:name="T21" style:family="text">
      <style:text-properties fo:font-style="italic" style:font-style-asian="italic" style:font-style-complex="italic"/>
    </style:style>
    <style:style style:name="T22" style:family="text">
      <style:text-properties fo:font-style="italic" officeooo:rsid="0033778f"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0861e3" style:font-style-asian="italic" style:font-weight-asian="normal" style:font-style-complex="italic" style:font-weight-complex="normal"/>
    </style:style>
    <style:style style:name="T25" style:family="text">
      <style:text-properties officeooo:rsid="00328945"/>
    </style:style>
    <style:style style:name="T26" style:family="text">
      <style:text-properties officeooo:rsid="0033778f"/>
    </style:style>
    <style:style style:name="T27" style:family="text">
      <style:text-properties fo:font-weight="normal" style:font-weight-asian="normal" style:font-weight-complex="normal"/>
    </style:style>
    <style:style style:name="T28" style:family="text">
      <style:text-properties fo:font-weight="normal" officeooo:rsid="000861e3" style:font-weight-asian="normal" style:font-weight-complex="normal"/>
    </style:style>
    <style:style style:name="T29" style:family="text">
      <style:text-properties officeooo:rsid="0024f62d"/>
    </style:style>
    <style:style style:name="T30" style:family="text">
      <style:text-properties officeooo:rsid="003b7537"/>
    </style:style>
    <style:style style:name="T31" style:family="text">
      <style:text-properties officeooo:rsid="000211e6"/>
    </style:style>
    <style:style style:name="T32" style:family="text">
      <style:text-properties officeooo:rsid="003d3230"/>
    </style:style>
    <style:style style:name="T33" style:family="text">
      <style:text-properties officeooo:rsid="000861e3"/>
    </style:style>
    <style:style style:name="T34" style:family="text">
      <style:text-properties officeooo:rsid="00099a28"/>
    </style:style>
    <style:style style:name="T35" style:family="text">
      <style:text-properties style:font-name="Arial narrow"/>
    </style:style>
    <style:style style:name="T36" style:family="text">
      <style:text-properties style:font-name="Arial narrow" fo:font-style="italic" style:font-style-asian="italic" style:font-style-complex="italic"/>
    </style:style>
    <style:style style:name="T37" style:family="text">
      <style:text-properties style:font-name="Arial narrow" fo:font-style="normal" style:font-style-asian="normal" style:font-style-complex="normal"/>
    </style:style>
    <style:style style:name="T38" style:family="text">
      <style:text-properties style:font-name="Arial narrow" fo:font-style="normal" officeooo:rsid="00099a28" style:font-style-asian="normal" style:font-style-complex="normal"/>
    </style:style>
    <style:style style:name="T39" style:family="text">
      <style:text-properties style:font-name="Arial narrow" officeooo:rsid="00099a28"/>
    </style:style>
    <style:style style:name="T40" style:family="text">
      <style:text-properties style:font-name="Arial narrow" officeooo:rsid="0009e957"/>
    </style:style>
    <style:style style:name="T41" style:family="text">
      <style:text-properties officeooo:rsid="0009e9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stallation:</text:p>
      <text:p text:style-name="P10"><text:span text:style-name="T4">merX is made up of a single tar file that can be freely downloaded from </text:span><text:a xlink:type="simple" xlink:href="http://merx.nizex.com/" text:style-name="Internet_20_link"><text:span text:style-name="T4">merxedi.com</text:span></text:a><text:span text:style-name="T4">. The following section will cover the installation instructions for Linux, since it is the recommended platform to use for these purposes. The server will also run on Windows and Mac as well but will require additional compiled versions of the mer</text:span><text:span text:style-name="T5">X</text:span><text:span text:style-name="T4"> binary for those platforms. Please contact us if you desire to run on those platforms or you can download the full source code and compile yourself.</text:span></text:p>
      <text:p text:style-name="P10"/>
      <text:p text:style-name="P3"><text:span text:style-name="T4">If you wish to replicate the environment that merX was developed in, the following info should help: Ubuntu 14.04 LTS (linux), MariaDB 5.5, NGINX (pronounced “engine X”) </text:span><text:span text:style-name="T32">v1.4.6 </text:span><text:span text:style-name="T4">Web Server, </text:span><text:span text:style-name="T33">and PHP v5.5</text:span><text:span text:style-name="T4">.</text:span></text:p>
      <text:p text:style-name="P2"/>
      <text:p text:style-name="P2"><text:span text:style-name="T1">Step One</text:span>: <text:span text:style-name="T20">Install</text:span> Linux, preferably a Debian based flavor, onto a server with the necessary hardware to support your user base. In most cases this will not require a massive hardware platform to support and a<text:span text:style-name="T31">n</text:span> <text:span text:style-name="T31">average </text:span>server should be more than sufficient.</text:p>
      <text:p text:style-name="P2"><text:tab/><text:span text:style-name="T25">Recommended: <text:tab/>install SSH (during Linux install)</text:span></text:p>
      <text:p text:style-name="P1"><text:tab/><text:tab/><text:tab/><text:tab/>set secure updates to <text:span text:style-name="T21">Auto</text:span> (during linux install)</text:p>
      <text:p text:style-name="P2"><text:tab/><text:tab/><text:tab/><text:tab/></text:p>
      <text:p text:style-name="P2"><text:span text:style-name="T26"><text:tab/>After first boot up:<text:tab/>run </text:span><text:span text:style-name="T22">apt-get update</text:span><text:span text:style-name="T26"> (requires sudo)</text:span></text:p>
      <text:p text:style-name="P2"><text:tab/><text:tab/><text:tab/><text:tab/><text:span text:style-name="T26">run </text:span><text:span text:style-name="T22">apt-get upgrade</text:span><text:span text:style-name="T26"> (requires sudo)</text:span></text:p>
      <text:p text:style-name="P2"/>
      <text:p text:style-name="P10"><text:span text:style-name="T12">Step Two</text:span><text:span text:style-name="T4">: Load the </text:span><text:span text:style-name="T12">MariaDB</text:span><text:span text:style-name="T4"> package onto the server. To do this go to </text:span><text:a xlink:type="simple" xlink:href="https://downloads.mariadb.org/mariadb/repositories/" text:style-name="Internet_20_link"><text:span text:style-name="T4">https://downloads.mariadb.org/mariadb/repositories/</text:span></text:a><text:span text:style-name="T4"> and follow the download instructions for your specific Linux OS and version. </text:span><text:span text:style-name="T6">(</text:span><text:span text:style-name="T14">merX was developed with MariaDB 5.5</text:span><text:span text:style-name="T6">)</text:span></text:p>
      <text:p text:style-name="P10"/>
      <text:p text:style-name="P9"><text:span text:style-name="T27">NOTE</text:span>: You can also use M<text:span text:style-name="T29">y</text:span>SQL as your database server if you like. There are no compatibility issues between the two but because of Oracle's stance on some of the M<text:span text:style-name="T29">y</text:span>SQL changes ,as well as performance issues, we've standardized on the MariaDB branch.</text:p>
      <text:p text:style-name="P2"/>
      <text:p text:style-name="P10"><text:span text:style-name="T12">Step Three</text:span><text:span text:style-name="T4">: </text:span><text:span text:style-name="T6">Install a web server, any flavor should work. MerX was developed using the nginx webserver </text:span><text:span text:style-name="T7">with SSL enabled</text:span><text:span text:style-name="T6">. </text:span><text:span text:style-name="T7">It is </text:span><text:span text:style-name="T13">strongly</text:span><text:span text:style-name="T7"> recommended that SSL be used.</text:span></text:p>
      <text:p text:style-name="P10"/>
      <text:p text:style-name="P10"><text:span text:style-name="T7"><text:tab/></text:span><text:span text:style-name="T9">If you wish to change the NGINX </text:span><text:span text:style-name="T10">default </text:span><text:span text:style-name="T9">web server port: navigate to the </text:span><text:span text:style-name="T15">sites-available</text:span><text:span text:style-name="T9"> folder and change <text:tab/>the default file configuration. Typically it's </text:span><text:span text:style-name="T15">/etc/nginx/sites-available/default</text:span><text:span text:style-name="T9"> and edit the port number from <text:tab/>the default of </text:span><text:span text:style-name="T15">80</text:span><text:span text:style-name="T9"> to the port you wish to listen on. </text:span><text:span text:style-name="T11">You will also find web urls to helpful NGINX resources in <text:tab/>this file.</text:span></text:p>
      <text:p text:style-name="P4"><text:tab/><text:tab/></text:p>
      <text:p text:style-name="P4"><text:tab/><text:tab/>Should see something like:<text:tab/>server {</text:p>
      <text:p text:style-name="P10"><text:span text:style-name="T9"><text:tab/><text:tab/><text:tab/><text:tab/><text:tab/><text:tab/><text:tab/>listen </text:span><text:span text:style-name="T15">80</text:span><text:span text:style-name="T9"> default_server;</text:span></text:p>
      <text:p text:style-name="P10"><text:span text:style-name="T9"><text:tab/><text:tab/><text:tab/><text:tab/><text:tab/><text:tab/><text:tab/>listen [::]:</text:span><text:span text:style-name="T15">80</text:span><text:span text:style-name="T9"> default_server ipv6only=on;</text:span></text:p>
      <text:p text:style-name="P5"><text:tab/><text:tab/><text:tab/><text:tab/><text:tab/><text:tab/><text:tab/>…........</text:p>
      <text:p text:style-name="P5"><text:tab/><text:tab/><text:tab/><text:tab/><text:tab/><text:tab/><text:tab/>}</text:p>
      <text:p text:style-name="P5"/>
      <text:p text:style-name="P11"><text:span text:style-name="T18">N</text:span><text:span text:style-name="T3">ote: Don't forget to restart the nginx service to put changes into effect. </text:span><text:span text:style-name="T19">/etc/init.d/nginx restart</text:span><text:span text:style-name="T3"> (press Enter)</text:span></text:p>
      <text:p text:style-name="P12"/>
      <text:p text:style-name="P6">NGINX allows you to serve both HTTP and HTTPS requests simultaneously, and custom port choice. You will have to make sure you configure your SSL certificate correctly to avoid errors. Details of that are outside the scope of this document, but if you've purchased a SSL cert before then you already know how to do this.</text:p>
      <text:p text:style-name="P10"/>
      <text:p text:style-name="P10"><text:span text:style-name="T4">If you wish to get involved in the source code of merX you can download the source code from </text:span><text:a xlink:type="simple" xlink:href="http://merx.nizex.com/" text:style-name="Internet_20_link"><text:span text:style-name="T4">merxedi.com</text:span></text:a><text:span text:style-name="T4">. For most installations however, it</text:span><text:span text:style-name="T5">'</text:span><text:span text:style-name="T4">s perfectly ok</text:span><text:span text:style-name="T8">ay</text:span><text:span text:style-name="T4"> to just download the binary that is available on </text:span><text:a xlink:type="simple" xlink:href="http://merx.nizex.com/" text:style-name="Internet_20_link"><text:span text:style-name="T4">merxedi.com</text:span></text:a><text:span text:style-name="T4">.</text:span></text:p>
      <text:p text:style-name="P2"><text:soft-page-break/></text:p>
      <text:p text:style-name="P2">Download and untar the <text:span text:style-name="T21">merx-xxx.tar.gz</text:span> file using: “<text:span text:style-name="T21">tar zxvf merx-xxx.tar.gz -C /usr/local/</text:span>” (without the quotes). This will create /usr/local/merx/... and all of the necessary files will be located in that folder. The <text:span text:style-name="T21">merx.conf</text:span> file contains information necessary to start the server, such as the port you wish for it to attach to, and how it is to communicate with the database that you'll setup in step four. Please refer to <text:span text:style-name="T30">the </text:span>README file in the /usr/local/merx folder for more details on merX configuration options.</text:p>
      <text:p text:style-name="P2"/>
      <text:p text:style-name="P7"><text:span text:style-name="T1">Step Four: </text:span><text:span text:style-name="T27">Install php:</text:span></text:p>
      <text:p text:style-name="P7"><text:span text:style-name="T27"><text:tab/>Example:<text:tab/>at the CLI, </text:span><text:span text:style-name="T23">sudo apt-get install php5-cli</text:span><text:span text:style-name="T27"> (press Enter)</text:span></text:p>
      <text:p text:style-name="P7"><text:span text:style-name="T27"><text:tab/><text:tab/><text:tab/></text:span><text:span text:style-name="T28">(confirm version by typing </text:span><text:span text:style-name="T24">php –version</text:span><text:span text:style-name="T28"> [press Enter] at the command prompt)</text:span></text:p>
      <text:p text:style-name="P7"/>
      <text:p text:style-name="P13"><text:span text:style-name="T16"><text:tab/></text:span><text:span text:style-name="T17">Install PHP for processing:<text:tab/></text:span><text:span text:style-name="Source_20_Text"><text:span text:style-name="T36">sudo apt-get install php5-fpm php5-mysql </text:span></text:span><text:span text:style-name="Source_20_Text"><text:span text:style-name="T38">[press Enter]</text:span></text:span></text:p>
      <text:p text:style-name="P13"><text:span text:style-name="Source_20_Text"><text:span text:style-name="T38"><text:tab/>Configure the PHP processor:<text:tab/></text:span></text:span><text:span text:style-name="Source_20_Text"><text:span text:style-name="T36">sudo nano /etc/php5/fpm/php.ini </text:span></text:span><text:span text:style-name="Source_20_Text"><text:span text:style-name="T38">[press Enter]</text:span></text:span></text:p>
      <text:p text:style-name="P13"><text:tab/><text:tab/><text:span text:style-name="T41">Note: </text:span><text:span text:style-name="T39">search </text:span><text:span text:style-name="T40">for</text:span><text:span text:style-name="T34"> </text:span><text:span text:style-name="Source_20_Text"><text:span text:style-name="T35">cgi.fix_pathinfo</text:span></text:span><text:span text:style-name="Source_20_Text"><text:span text:style-name="T39">=1, uncomment </text:span></text:span><text:span text:style-name="Source_20_Text"><text:span text:style-name="T40">the line </text:span></text:span><text:span text:style-name="Source_20_Text"><text:span text:style-name="T39">and change the 1 to 0, save and exit.</text:span></text:span></text:p>
      <text:p text:style-name="P13"><text:span text:style-name="Source_20_Text"><text:span text:style-name="T39"><text:tab/>Restart the PHP processor:<text:tab/></text:span></text:span><text:span text:style-name="Source_20_Text"><text:span text:style-name="T36">sudo service php5-fpm restart</text:span></text:span><text:span text:style-name="Source_20_Text"><text:span text:style-name="T37"> </text:span></text:span><text:span text:style-name="Source_20_Text"><text:span text:style-name="T38">[press Enter]</text:span></text:span></text:p>
      <text:p text:style-name="P8"/>
      <text:p text:style-name="P2"/>
      <text:p text:style-name="P2"><text:span text:style-name="T1">Step F</text:span><text:span text:style-name="T2">ive</text:span>: Install the merX database by executing the script file located in the /usr/local/merx folder using: “<text:span text:style-name="T21">mysql -u root -p &lt; merx.sql</text:span>” (without quotes).</text:p>
      <text:p text:style-name="P2"/>
      <text:p text:style-name="P2"><text:span text:style-name="T1">Step </text:span><text:span text:style-name="T2">Six</text:span>: Configure your <text:span text:style-name="T21">merx.conf</text:span> file with the necessary information. <text:s/>See the notes in the README file for the necessary values.</text:p>
      <text:p text:style-name="P2"/>
      <text:p text:style-name="P2"><text:span text:style-name="T1">Step S</text:span><text:span text:style-name="T2">even</text:span>: Add the server to the startup scripts for the server. See the notes in the README fil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24T09:50:26.456009897</dc:date>
    <dc:creator>Kacey Wood</dc:creator>
    <meta:editing-duration>PT23M39S</meta:editing-duration>
    <meta:editing-cycles>10</meta:editing-cycles>
    <meta:generator>LibreOffice/4.2.8.2$Linux_X86_64 LibreOffice_project/420m0$Build-2</meta:generator>
    <meta:document-statistic meta:table-count="0" meta:image-count="0" meta:object-count="0" meta:page-count="2" meta:paragraph-count="33" meta:word-count="694" meta:character-count="4343" meta:non-whitespace-character-count="3619"/>
  </office:meta>
</office:document-meta>
</file>